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40-4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TEMPLE (40:1-43:2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TEMPLE (40:1-43:2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man (40:1-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measurement (40:5-42:20; 43:13-2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measurement (40:5-42:20; 43:13-27):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outer court (40:5-27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inner court (40:28-4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Temple vestibule (40:48-4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  <draw:frame draw:id="id96" presentation:style-name="a540" draw:name="Text Placeholder 3" svg:x="6.16319in" svg:y="2in" svg:width="4.61632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Temple itself (41:1-2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hamber in the outer court (42:1-1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lace of separation (42:15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altar of burnt offerings (43:13-27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4" draw:style-name="a541" draw:master-page-name="Master1-Layout12-tx-Title-and-Text" presentation:presentation-page-layout-name="Master1-PPL12" draw:id="Slide-259">
        <draw:frame draw:id="id97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THE TEMPLE (40:1-43:27)<text:s text:c="1"/></text:span><text:span text:style-name="a543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man (40:1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measurement (40:5-42:20; 43:13-2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magnificence (43:1-12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2-tx-Title-and-Text" presentation:presentation-page-layout-name="Master1-PPL12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magnificence (43:1-12):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sound of God's glory cloud (43:1-5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speech from God's glory cloud (43:6-1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6" draw:style-name="a574" draw:master-page-name="Master1-Layout12-tx-Title-and-Text" presentation:presentation-page-layout-name="Master1-PPL12" draw:id="Slide-261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THE TEMPLE (40:1-43:27)<text:s text:c="1"/></text:span><text:span text:style-name="a576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man (40:1-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measurement (40:5-42:20; 43:13-2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magnificence (43:1-12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7" draw:style-name="a592" draw:master-page-name="Master1-Layout12-tx-Title-and-Text" presentation:presentation-page-layout-name="Master1-PPL12" draw:id="Slide-262">
        <draw:frame draw:id="id103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EZEKIEL 40-48<text:s text:c="1"/></text:span><text:span text:style-name="a594" text:class-names=""/></text:p>
          </draw:text-box>
          <svg:title/>
          <svg:desc/>
        </draw:frame>
        <draw:frame draw:id="id104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THE TEMPLE (40:1-43:27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THE TRUSTEES (44:1-46:24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8" draw:style-name="a607" draw:master-page-name="Master1-Layout1-title-Title-Slide" presentation:presentation-page-layout-name="Master1-PPL1" draw:id="Slide-263">
        <draw:frame draw:id="id105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THE TRUSTEES (44:1-46:24)<text:s text:c="1"/></text:span><text:span text:style-name="a609" text:class-names=""/></text:p>
          </draw:text-box>
          <svg:title/>
          <svg:desc/>
        </draw:frame>
        <draw:frame draw:id="id106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officials (44:1-45:17; 46:1-8, 16-18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9" draw:style-name="a617" draw:master-page-name="Master1-Layout12-tx-Title-and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officials (44:1-45:17; 46:1-8, 16-18)<text:s text:c="1"/></text:span><text:span text:style-name="a619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prince (44:1-3; 45:13-17; 46:1-8, 16-18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priests and Levites (44:4-45:12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0" draw:style-name="a632" draw:master-page-name="Master1-Layout12-tx-Title-and-Text" presentation:presentation-page-layout-name="Master1-PPL12" draw:id="Slide-265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THE TRUSTEES (44:1-46:24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officials (44:1-45:17; 46:1-8, 16-1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offerings (45:18-25; 46:9-15, 19-2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EZEKIEL 40-48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THE TEMPLE (40:1-43:2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TRUSTEES (44:1-46:2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THE TERRITORY (47:1-48:3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2" draw:style-name="a665" draw:master-page-name="Master1-Layout1-title-Title-Slide" presentation:presentation-page-layout-name="Master1-PPL1" draw:id="Slide-267">
        <draw:frame draw:id="id113" presentation:style-name="a669" draw:name="Title 1" svg:x="1.38in" svg:y="0.83in" svg:width="10.3in" svg:height="4.42in" presentation:class="title" presentation:placeholder="false">
          <draw:text-box>
            <text:p text:style-name="a668" text:class-names="" text:cond-style-name=""><text:span text:style-name="a666" text:class-names="">THE TERRITORY (47:1-48:35)<text:s text:c="1"/></text:span><text:span text:style-name="a667" text:class-names=""/></text:p>
          </draw:text-box>
          <svg:title/>
          <svg:desc/>
        </draw:frame>
        <draw:frame draw:id="id114" presentation:style-name="a674" draw:name="Subtitle 2" svg:x="1.38in" svg:y="5.25in" svg:width="10.3in" svg:height="1.85in" presentation:class="subtitle" presentation:placeholder="false">
          <draw:text-box>
            <text:p text:style-name="a671" text:class-names="" text:cond-style-name=""><text:span text:style-name="a670" text:class-names=""><text:s text:c="1"/>Facts concerning the millennial soil (47:1-48:29)<text:s text:c="1"/></text:span></text:p>
            <text:p text:style-name="a673" text:class-names="" text:cond-style-name=""><text:span text:style-name="a672" text:class-names=""/></text:p>
          </draw:text-box>
          <svg:title/>
          <svg:desc/>
        </draw:frame>
      </draw:page>
      <draw:page draw:name="Slide13" draw:style-name="a675" draw:master-page-name="Master1-Layout12-tx-Title-and-Text" presentation:presentation-page-layout-name="Master1-PPL12" draw:id="Slide-268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Facts concerning the millennial soil (47:1-48:29)<text:s text:c="1"/></text:span><text:span text:style-name="a677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river (47:1-12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dimensions (47:13-23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tribal land divisions (48:1-29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4" draw:style-name="a693" draw:master-page-name="Master1-Layout12-tx-Title-and-Text" presentation:presentation-page-layout-name="Master1-PPL12" draw:id="Slide-269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TERRITORY (47:1-48:35)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Facts concerning the millennial soil (47:1-48:29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Facts concerning the millennial city (48:30-35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5" draw:style-name="a708" draw:master-page-name="Master1-Layout12-tx-Title-and-Text" presentation:presentation-page-layout-name="Master1-PPL12" draw:id="Slide-270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Facts concerning the millennial city (48:30-35)<text:s text:c="1"/></text:span><text:span text:style-name="a710" text:class-names=""/></text:p>
          </draw:text-box>
          <svg:title/>
          <svg:desc/>
        </draw:frame>
        <draw:frame draw:id="id120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gates in the city (48:30-34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name of the city (48:3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6" draw:style-name="a723" draw:master-page-name="Master1-Layout12-tx-Title-and-Text" presentation:presentation-page-layout-name="Master1-PPL12" draw:id="Slide-271">
        <draw:frame draw:id="id121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THE TERRITORY (47:1-48:35)<text:s text:c="1"/></text:span><text:span text:style-name="a725" text:class-names=""/></text:p>
          </draw:text-box>
          <svg:title/>
          <svg:desc/>
        </draw:frame>
        <draw:frame draw:id="id122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Facts concerning the millennial soil (47:1-48:2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Facts concerning the millennial city (48:30-35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2-tx-Title-and-Text" presentation:presentation-page-layout-name="Master1-PPL12" draw:id="Slide-272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EZEKIEL 40-48<text:s text:c="1"/></text:span><text:span text:style-name="a740" text:class-names=""/></text:p>
          </draw:text-box>
          <svg:title/>
          <svg:desc/>
        </draw:frame>
        <draw:frame draw:id="id124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THE TEMPLE (40:1-43:2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TRUSTEES (44:1-46:24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HE TERRITORY (47:1-48:35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40-48 </dc:title>
    <meta:initial-creator>David STRICKLAND</meta:initial-creator>
    <dc:creator>David STRICKLAND</dc:creator>
    <meta:creation-date>2020-02-23T23:12:38Z</meta:creation-date>
    <dc:date>2020-02-23T23:12:39Z</dc:date>
    <meta:template xlink:href="BibleStudy" xlink:type="simple"/>
    <meta:editing-cycles>1</meta:editing-cycles>
    <meta:editing-duration>PT0S</meta:editing-duration>
    <meta:document-statistic meta:paragraph-count="58" meta:word-count="397"/>
  </office:meta>
</office:document-meta>
</file>